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8c39" officeooo:paragraph-rsid="00068c39"/>
    </style:style>
    <style:style style:name="P2" style:family="paragraph" style:parent-style-name="Standard">
      <style:text-properties officeooo:rsid="00068c39" officeooo:paragraph-rsid="00068c39" fo:background-color="#ffff00"/>
    </style:style>
    <style:style style:name="P3" style:family="paragraph" style:parent-style-name="Standard">
      <style:text-properties officeooo:rsid="000875df" officeooo:paragraph-rsid="000875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{"_id":"🌠","value":["barney","bear","colourful","elastics","fun","space"]}</text:p>
      <text:p text:style-name="P3">{"_id":"bear","value":{"related":["3d photography","Matter and Form","animal","bear","bevel","character","colourful","dessert","elastics","fun","matter and form","matterandform","paul","robot","scan"]}}</text:p>
      <text:p text:style-name="P3">{"_id":"bevel","value":{"related":["3d photography","bear","nextbevel","paul","scan"]}}</text:p>
      <text:p text:style-name="P3">{"_id":"nextbevel","value":{"related":["3d photography","bevel"]}}</text:p>
      <text:p text:style-name="P3">{"_id":"hat","value":{"related":["Matter and Form","animal","barney","bear","bevel","character","colourful","dessert","elastics","fun","matter and form","matterandform","nasa","paul","robot","scan","space"]}}</text:p>
      <text:p text:style-name="P3">{"_id":"fun","value":{"related":["Matter and Form","animal","barney","bear","bevel","character","colourful","dessert","elastics","hair","matter and form","matterandform","paul","robot","scan","space"]}}</text:p>
      <text:p text:style-name="P3">{"_id":"scan","value":{"related":["Matter and Form","animal","bear","bevel","character","colourful","dessert","elastics","fun","matter and form","matterandform","nasa","paul","probe","robot","scan","spaaaaace","space"]}}</text:p>
      <text:p text:style-name="P3">{"_id":"Scan","value":{"related":["Matter and Form","animal","bear","bevel","character","colourful","dessert","elastics","fun","matter and form","matterandform","paul","robot","scan"]}}</text:p>
      <text:p text:style-name="P3">{"_id":"matter and form","value":{"related":["Matter and Form","scan","matterandform"]}}</text:p>
      <text:p text:style-name="P3">{"_id":"Matter and Form","value":{"related":["Scan","matter and form"]}}</text:p>
      <text:p text:style-name="P3">{"_id":"paul","value":{"related":["animal","bear","bevel","colourful","elastics","fun","matterandform","nasa","scan","sword","probe","spaaaaace","space"]}}</text:p>
      <text:p text:style-name="P3">{"_id":"space","value":{"related":["animal","bevel","caribou","character","dessert","matter and form","matterandform","music","nasa","paul","probe","robot","scan","spaaaaace","voyager","🌠"]}}</text:p>
      <text:p text:style-name="P3">{"_id":"small","value":{"related":["animal","bevel","character","dessert","matter and form","matterandform","nasa","paul","probe","robot","scan","spaaaaace","space"]}}</text:p>
      <text:p text:style-name="P3">{"_id":"toy","value":{"related":["barney","bear","colourful","elastics","fun","space"]}}</text:p>
      <text:p text:style-name="P3">{"_id":"hair","value":{"related":["bear","bevel","colourful","elastics","fun","matterandform","nasa","paul"]}}</text:p>
      <text:p text:style-name="P3">{"_id":"nasa","value":{"related":["bear","bevel","colourful","elastics","fun","matterandform","space","paul"]}}</text:p>
      <text:p text:style-name="P3">{"_id":"3d photography","value":{"related":["bevel","nextbevel"]}}</text:p>
      <text:p text:style-name="P3">{"_id":"zelda","value":{"related":["blender"]}}</text:p>
      <text:p text:style-name="P3">{"_id":"robot","value":{"related":["blender","character","probe","scan"]}}</text:p>
      <text:p text:style-name="P3">{"_id":"probe","value":{"related":["blender","character","space","robot"]}}</text:p>
      <text:p text:style-name="P3">{"_id":"character","value":{"related":["blender","robot","scan"]}}</text:p>
      <text:p text:style-name="P3">{"_id":"track","value":{"related":["caribou","music","nasa","probe","spaaaaace","space"]}}</text:p>
      <text:p text:style-name="P3">{"_id":"music","value":{"related":["caribou","track"]}}</text:p>
      <text:p text:style-name="P3">{"_id":"blender","value":{"related":["character","robot","zelda"]}}</text:p>
      <text:p text:style-name="P3">{"_id":"elastics","value":{"related":["colourful","fun","hair"]}}</text:p>
      <text:p text:style-name="P3">{"_id":"colourful","value":{"related":["elastics","fun","hair"]}}</text:p>
      <text:p text:style-name="P3">{"_id":"matterandform","value":{"related":["matter and form","paul","scan","sword"]}}</text:p>
      <text:p text:style-name="P3">{"_id":"sword","value":{"related":["matterandform","paul"]}}</text:p>
      <text:p text:style-name="P3">{"_id":"sculture","value":{"related":["mushroom"]}}</text:p>
      <text:p text:style-name="P3">{"_id":"caribou","value":{"related":["music","track"]}}</text:p>
      <text:p text:style-name="P3">{"_id":"sesame street","value":{"related":["oscar the grouch"]}}</text:p>
      <text:p text:style-name="P3">{"_id":"dessert","value":{"related":["scan"]}}</text:p>
      <text:p text:style-name="P3">{"_id":"animal","value":{"related":["scan","small"]}}</text:p>
      <text:p text:style-name="P3"><text:soft-page-break/>{"_id":"mushroom","value":{"related":["sculture"]}}</text:p>
      <text:p text:style-name="P3">{"_id":"oscar the grouch","value":{"related":["sesame street"]}}</text:p>
      <text:p text:style-name="P3">{"_id":"voyager","value":{"related":["space"]}}</text:p>
      <text:p text:style-name="P3">{"_id":"spaaaaace","value":{"related":["space"]}}</text:p>
      <text:p text:style-name="P3">{"_id":"barney","value":{"related":["toy"]}}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2T11:41:33.162064034</meta:creation-date>
    <dc:date>2015-08-12T11:58:10.817533420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38" meta:word-count="82" meta:character-count="3603" meta:non-whitespace-character-count="3521"/>
  </office:meta>
</office:document-meta>
</file>